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3000002DAC923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paragraph-properties fo:text-align="center" style:justify-single-word="false" fo:break-before="page"/>
    </style:style>
    <style:style style:name="T1" style:family="text">
      <style:text-properties fo:font-size="10pt" fo:language="none" fo:country="none" style:font-size-asian="10pt" style:font-size-complex="10pt"/>
    </style:style>
    <style:style style:name="T2" style:family="text">
      <style:text-properties fo:language="none" fo:country="none"/>
    </style:style>
    <style:style style:name="fr1"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dok mapy</text:p>
      <text:p text:style-name="Standard"/>
      <text:p text:style-name="P2"><text:tab/>Koncepcja widoku mapy została wstępnie przybliżona przy okazji omawiania pakietów map, w części zatytułowanej „Wyświetlana część mapy a pakiety”. Tutaj przejdziemy do omawiania widoku mapy pod kątem jego implementacji.</text:p>
      <text:p text:style-name="P2"><text:tab/>Widok mapy reprezentowany jest przez klasę MapView, która służy do przenoszenia informacji potrzebnych do wyświetlenia mapy, pozycji na mapie oraz punktów POI. Jest to zatem klasa która łączy omówione dotychczas rodzaje danych i pozwala na zbudowanie odpowiedniego „obrazu” prezentowanego użytkownikowi aplikacji mobilnej. </text:p>
      <text:p text:style-name="P2"><draw:frame draw:style-name="fr1" draw:name="Ramka1" text:anchor-type="paragraph" svg:x="11.52cm" svg:y="0.021cm" svg:width="5.219cm" draw:z-index="0"><draw:text-box fo:min-height="14.713cm"><text:p text:style-name="Drawing"><draw:frame draw:style-name="fr2" draw:name="grafika1" text:anchor-type="paragraph" svg:x="0.004cm" svg:y="0.002cm" svg:width="5.219cm" style:rel-width="100%" svg:height="14.713cm" style:rel-height="scale" draw:z-index="1"><draw:image xlink:href="Pictures/1000020100000103000002DAC923F1CD.png" xlink:type="simple" xlink:show="embed" xlink:actuate="onLoad"/></draw:frame>Rysunek <text:sequence text:ref-name="refDrawing0" text:name="Drawing" text:formula="ooow:Drawing+1" style:num-format="1">1</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text:tab/>Diagram klas po prawej przedstawią klasę MapView. Większość metod to get'ery oraz set'ery, metody które zawierają logikę związaną z wykonywaniem dodatkowych operacji to:</text:p>
      <text:list xml:id="list34173399" text:style-name="L1">
        <text:list-item>
          <text:p text:style-name="P3">getPoiPixelCoordinates metoda pozwala pobrać współrzędne punktu POI na obrazie przenoszonym przez widok mapy, współrzędne wyrażone są w pixel'ach i zwracane jako punkt,</text:p>
        </text:list-item>
        <text:list-item>
          <text:p text:style-name="P3">isValidForGpsLocation metoda przyjmuje obiekt GpsLocation i sprawdza czy widok mapy jest dla danej lokalizacji geograficznej poprawny, jeżeli tak to wystarczy zaktualizować przenoszoną lokalizację,</text:p>
        </text:list-item>
        <text:list-item>
          <text:p text:style-name="P3">getTargetPixelCoordinates metoda pozwala pobrać współrzędne punktu POI, który jest bieżącym celem, przydatne gdy np. gdy chcemy narysować linię kierunku.</text:p>
        </text:list-item>
      </text:list>
      <text:p text:style-name="P2"><text:tab/></text:p>
      <text:p text:style-name="P2"><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 text:style-name="T2">(0, 1)</text:span>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p>
      <text:p text:style-name="P4">Algorytm budowania widoku mapy</text:p>
      <text:p text:style-name="Standard"/>
      <text:p text:style-name="Standard"><text:tab/></text:p>
      <text:p text:style-name="P4">Główny algorytm sterują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5T10:18:08.99</meta:creation-date>
    <meta:generator>OpenOffice.org/3.1$Win32 OpenOffice.org_project/310m11$Build-9399</meta:generator>
    <dc:date>2009-07-25T14:32:42.09</dc:date>
    <meta:editing-duration>PT01H16M22S</meta:editing-duration>
    <meta:editing-cycles>35</meta:editing-cycles>
    <meta:document-statistic meta:table-count="0" meta:image-count="1" meta:object-count="0" meta:page-count="3" meta:paragraph-count="15" meta:word-count="419" meta:character-count="3102"/>
  </office:meta>
</office:document-meta>
</file>